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1.99342346" calcext:value-type="float">
            <text:p>31,99342346</text:p>
          </table:table-cell>
          <table:table-cell office:value-type="float" office:value="4.464552746E-026" calcext:value-type="float">
            <text:p>4,46E-026</text:p>
          </table:table-cell>
          <table:table-cell office:value-type="float" office:value="3.625135183" calcext:value-type="float">
            <text:p>3,625135183</text:p>
          </table:table-cell>
          <table:table-cell table:style-name="ce2" table:formula="of:=([.E3]-[.E2])/[.E2]" office:value-type="float" office:value="0.010595053941286" calcext:value-type="float">
            <text:p>0,01059505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817" calcext:value-type="float">
            <text:p>33817</text:p>
          </table:table-cell>
          <table:table-cell office:value-type="float" office:value="38.33458328" calcext:value-type="float">
            <text:p>38,33458328</text:p>
          </table:table-cell>
          <table:table-cell office:value-type="float" office:value="9.030955172E-021" calcext:value-type="float">
            <text:p>9,03E-021</text:p>
          </table:table-cell>
          <table:table-cell office:value-type="float" office:value="2.63263154" calcext:value-type="float">
            <text:p>2,6326315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817" calcext:value-type="float">
            <text:p>33817</text:p>
          </table:table-cell>
          <table:table-cell office:value-type="float" office:value="49.38657379" calcext:value-type="float">
            <text:p>49,38657379</text:p>
          </table:table-cell>
          <table:table-cell office:value-type="float" office:value="2.149665505E-020" calcext:value-type="float">
            <text:p>2,15E-020</text:p>
          </table:table-cell>
          <table:table-cell office:value-type="float" office:value="2.641886234" calcext:value-type="float">
            <text:p>2,641886234</text:p>
          </table:table-cell>
          <table:table-cell table:formula="of:=([.E5]-[.E4])/[.E4]" office:value-type="float" office:value="0.0035153776209792" calcext:value-type="float">
            <text:p>0,003515377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282" calcext:value-type="float">
            <text:p>34282</text:p>
          </table:table-cell>
          <table:table-cell office:value-type="float" office:value="48.56642914" calcext:value-type="float">
            <text:p>48,56642914</text:p>
          </table:table-cell>
          <table:table-cell office:value-type="float" office:value="6.542149131E-018" calcext:value-type="float">
            <text:p>6,54E-018</text:p>
          </table:table-cell>
          <table:table-cell office:value-type="float" office:value="2.165785313" calcext:value-type="float">
            <text:p>2,16578531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282" calcext:value-type="float">
            <text:p>34282</text:p>
          </table:table-cell>
          <table:table-cell office:value-type="float" office:value="54.3496666" calcext:value-type="float">
            <text:p>54,3496666</text:p>
          </table:table-cell>
          <table:table-cell office:value-type="float" office:value="6.805020098E-018" calcext:value-type="float">
            <text:p>6,81E-018</text:p>
          </table:table-cell>
          <table:table-cell office:value-type="float" office:value="2.171494484" calcext:value-type="float">
            <text:p>2,171494484</text:p>
          </table:table-cell>
          <table:table-cell table:style-name="ce3" table:formula="of:=([.E7]-[.E6])/[.E6]" office:value-type="float" office:value="0.00263607429865321" calcext:value-type="float">
            <text:p>0,00263607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562" calcext:value-type="float">
            <text:p>34562</text:p>
          </table:table-cell>
          <table:table-cell office:value-type="float" office:value="54.39884949" calcext:value-type="float">
            <text:p>54,39884949</text:p>
          </table:table-cell>
          <table:table-cell office:value-type="float" office:value="8.86958904E-017" calcext:value-type="float">
            <text:p>8,87E-017</text:p>
          </table:table-cell>
          <table:table-cell office:value-type="float" office:value="1.866496921" calcext:value-type="float">
            <text:p>1,86649692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562" calcext:value-type="float">
            <text:p>34562</text:p>
          </table:table-cell>
          <table:table-cell office:value-type="float" office:value="52.89489746" calcext:value-type="float">
            <text:p>52,89489746</text:p>
          </table:table-cell>
          <table:table-cell office:value-type="float" office:value="2.702280609E-017" calcext:value-type="float">
            <text:p>2,70E-017</text:p>
          </table:table-cell>
          <table:table-cell office:value-type="float" office:value="1.869202495" calcext:value-type="float">
            <text:p>1,869202495</text:p>
          </table:table-cell>
          <table:table-cell table:style-name="ce3" table:formula="of:=([.E9]-[.E8])/[.E8]" office:value-type="float" office:value="0.0014495464576232" calcext:value-type="float">
            <text:p>0,00144954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789" calcext:value-type="float">
            <text:p>34789</text:p>
          </table:table-cell>
          <table:table-cell office:value-type="float" office:value="52.95116425" calcext:value-type="float">
            <text:p>52,95116425</text:p>
          </table:table-cell>
          <table:table-cell office:value-type="float" office:value="4.31022959E-016" calcext:value-type="float">
            <text:p>4,31E-016</text:p>
          </table:table-cell>
          <table:table-cell office:value-type="float" office:value="1.657140255" calcext:value-type="float">
            <text:p>1,65714025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789" calcext:value-type="float">
            <text:p>34789</text:p>
          </table:table-cell>
          <table:table-cell office:value-type="float" office:value="53.43685532" calcext:value-type="float">
            <text:p>53,43685532</text:p>
          </table:table-cell>
          <table:table-cell office:value-type="float" office:value="0.0000000000000149093147" calcext:value-type="float">
            <text:p>1,49E-014</text:p>
          </table:table-cell>
          <table:table-cell office:value-type="float" office:value="1.659092069" calcext:value-type="float">
            <text:p>1,659092069</text:p>
          </table:table-cell>
          <table:table-cell table:style-name="ce3" table:formula="of:=([.E11]-[.E10])/[.E10]" office:value-type="float" office:value="0.00117782064258653" calcext:value-type="float">
            <text:p>0,00117782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953" calcext:value-type="float">
            <text:p>34953</text:p>
          </table:table-cell>
          <table:table-cell office:value-type="float" office:value="53.21864319" calcext:value-type="float">
            <text:p>53,21864319</text:p>
          </table:table-cell>
          <table:table-cell office:value-type="float" office:value="0.0000000000001999122845" calcext:value-type="float">
            <text:p>2,00E-013</text:p>
          </table:table-cell>
          <table:table-cell office:value-type="float" office:value="1.497142553" calcext:value-type="float">
            <text:p>1,49714255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953" calcext:value-type="float">
            <text:p>34953</text:p>
          </table:table-cell>
          <table:table-cell office:value-type="float" office:value="53.32868576" calcext:value-type="float">
            <text:p>53,32868576</text:p>
          </table:table-cell>
          <table:table-cell office:value-type="float" office:value="0.0000000000001538483289" calcext:value-type="float">
            <text:p>1,54E-013</text:p>
          </table:table-cell>
          <table:table-cell office:value-type="float" office:value="1.498518825" calcext:value-type="float">
            <text:p>1,498518825</text:p>
          </table:table-cell>
          <table:table-cell table:formula="of:=([.E13]-[.E12])/[.E12]" office:value-type="float" office:value="0.000919265835602846" calcext:value-type="float">
            <text:p>0,00091926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096" calcext:value-type="float">
            <text:p>35096</text:p>
          </table:table-cell>
          <table:table-cell office:value-type="float" office:value="53.33647537" calcext:value-type="float">
            <text:p>53,33647537</text:p>
          </table:table-cell>
          <table:table-cell office:value-type="float" office:value="0.00000000001001433745" calcext:value-type="float">
            <text:p>1,00E-011</text:p>
          </table:table-cell>
          <table:table-cell office:value-type="float" office:value="1.374747038" calcext:value-type="float">
            <text:p>1,37474703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096" calcext:value-type="float">
            <text:p>35096</text:p>
          </table:table-cell>
          <table:table-cell office:value-type="float" office:value="53.6465416" calcext:value-type="float">
            <text:p>53,6465416</text:p>
          </table:table-cell>
          <table:table-cell office:value-type="float" office:value="0.000000000005202785251" calcext:value-type="float">
            <text:p>5,20E-012</text:p>
          </table:table-cell>
          <table:table-cell office:value-type="float" office:value="1.375916719" calcext:value-type="float">
            <text:p>1,375916719</text:p>
          </table:table-cell>
          <table:table-cell table:formula="of:=([.E15]-[.E14])/[.E14]" office:value-type="float" office:value="0.000850833620781473" calcext:value-type="float">
            <text:p>0,000850833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5198" calcext:value-type="float">
            <text:p>35198</text:p>
          </table:table-cell>
          <table:table-cell office:value-type="float" office:value="53.65471649" calcext:value-type="float">
            <text:p>53,65471649</text:p>
          </table:table-cell>
          <table:table-cell office:value-type="float" office:value="0.0000000000005569439224" calcext:value-type="float">
            <text:p>5,57E-013</text:p>
          </table:table-cell>
          <table:table-cell office:value-type="float" office:value="1.272037864" calcext:value-type="float">
            <text:p>1,27203786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5198" calcext:value-type="float">
            <text:p>35198</text:p>
          </table:table-cell>
          <table:table-cell office:value-type="float" office:value="54.13740921" calcext:value-type="float">
            <text:p>54,13740921</text:p>
          </table:table-cell>
          <table:table-cell office:value-type="float" office:value="0.00000000002140140495" calcext:value-type="float">
            <text:p>2,14E-011</text:p>
          </table:table-cell>
          <table:table-cell office:value-type="float" office:value="1.272936821" calcext:value-type="float">
            <text:p>1,272936821</text:p>
          </table:table-cell>
          <table:table-cell table:formula="of:=([.E17]-[.E16])/[.E16]" office:value-type="float" office:value="0.000706706164526544" calcext:value-type="float">
            <text:p>0,000706706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344" calcext:value-type="float">
            <text:p>35344</text:p>
          </table:table-cell>
          <table:table-cell office:value-type="float" office:value="54.09819031" calcext:value-type="float">
            <text:p>54,09819031</text:p>
          </table:table-cell>
          <table:table-cell office:value-type="float" office:value="0.0000000001097332919" calcext:value-type="float">
            <text:p>1,10E-010</text:p>
          </table:table-cell>
          <table:table-cell office:value-type="float" office:value="1.185542464" calcext:value-type="float">
            <text:p>1,18554246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344" calcext:value-type="float">
            <text:p>35344</text:p>
          </table:table-cell>
          <table:table-cell office:value-type="float" office:value="54.56837463" calcext:value-type="float">
            <text:p>54,56837463</text:p>
          </table:table-cell>
          <table:table-cell office:value-type="float" office:value="0.0000000002162970913" calcext:value-type="float">
            <text:p>2,16E-010</text:p>
          </table:table-cell>
          <table:table-cell office:value-type="float" office:value="1.186358333" calcext:value-type="float">
            <text:p>1,186358333</text:p>
          </table:table-cell>
          <table:table-cell table:style-name="ce3" table:formula="of:=([.E19]-[.E18])/[.E18]" office:value-type="float" office:value="0.000688182013529267" calcext:value-type="float">
            <text:p>0,0006881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511" calcext:value-type="float">
            <text:p>35511</text:p>
          </table:table-cell>
          <table:table-cell office:value-type="float" office:value="44.94288254" calcext:value-type="float">
            <text:p>44,94288254</text:p>
          </table:table-cell>
          <table:table-cell office:value-type="float" office:value="0.00000000132620448" calcext:value-type="float">
            <text:p>1,33E-009</text:p>
          </table:table-cell>
          <table:table-cell office:value-type="float" office:value="1.105216384" calcext:value-type="float">
            <text:p>1,10521638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511" calcext:value-type="float">
            <text:p>35511</text:p>
          </table:table-cell>
          <table:table-cell office:value-type="float" office:value="48.98272324" calcext:value-type="float">
            <text:p>48,98272324</text:p>
          </table:table-cell>
          <table:table-cell office:value-type="float" office:value="0.00000000135840228" calcext:value-type="float">
            <text:p>1,36E-009</text:p>
          </table:table-cell>
          <table:table-cell office:value-type="float" office:value="1.106377959" calcext:value-type="float">
            <text:p>1,106377959</text:p>
          </table:table-cell>
          <table:table-cell table:style-name="ce3" table:formula="of:=([.E21]-[.E20])/[.E20]" office:value-type="float" office:value="0.00105099328675897" calcext:value-type="float">
            <text:p>0,001050993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5659" calcext:value-type="float">
            <text:p>35659</text:p>
          </table:table-cell>
          <table:table-cell office:value-type="float" office:value="48.97230911" calcext:value-type="float">
            <text:p>48,97230911</text:p>
          </table:table-cell>
          <table:table-cell office:value-type="float" office:value="0.000000005678996828" calcext:value-type="float">
            <text:p>5,68E-009</text:p>
          </table:table-cell>
          <table:table-cell office:value-type="float" office:value="1.038204312" calcext:value-type="float">
            <text:p>1,03820431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35898538823272" calcext:value-type="float">
            <text:p>0,0023589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0:48:55.096076897</dc:date>
    <meta:document-statistic meta:table-count="1" meta:cell-count="121" meta:object-count="0"/>
    <meta:generator>LibreOffice/4.1.4.2$Linux_X86_64 LibreOffice_project/410m0$Build-2</meta:generator>
  </office:meta>
</office:document-meta>
</file>